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6.87mm"/>
    </style:style>
    <style:style style:name="co3" style:family="table-column">
      <style:table-column-properties fo:break-before="auto" style:column-width="7.74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6.9mm"/>
    </style:style>
    <style:style style:name="co6" style:family="table-column">
      <style:table-column-properties fo:break-before="auto" style:column-width="170.52mm"/>
    </style:style>
    <style:style style:name="co7" style:family="table-column">
      <style:table-column-properties fo:break-before="auto" style:column-width="56.13mm"/>
    </style:style>
    <style:style style:name="co8" style:family="table-column">
      <style:table-column-properties fo:break-before="auto" style:column-width="9.84mm"/>
    </style:style>
    <style:style style:name="co9" style:family="table-column">
      <style:table-column-properties fo:break-before="auto" style:column-width="55.51mm"/>
    </style:style>
    <style:style style:name="co10" style:family="table-column">
      <style:table-column-properties fo:break-before="auto" style:column-width="27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Декабрь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16" table:default-cell-style-name="ce2"/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Северянину Дан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выдающееся осво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}</text:p>
          </table:table-cell>
          <table:table-cell table:formula="of:=COM.MICROSOFT.TEXTJOIN(;;[.A1:.G1])" office:value-type="string" office:string-value="\certBeg{Северянину Дане}{выдающееся освоение}{24}" calcext:value-type="string">
            <text:p>\certBeg{Северянину Дане}{выдающееся освоение}{24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Алиеву Захар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M.MICROSOFT.TEXTJOIN(;;[.A2:.G2])" office:value-type="string" office:string-value="\certBeg{Алиеву Захару}{успешное изучение}{12}" calcext:value-type="string">
            <text:p>\certBeg{Алиеву Захару}{успешное изучение}{12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Сафаряну Георгию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M.MICROSOFT.TEXTJOIN(;;[.A3:.G3])" office:value-type="string" office:string-value="\certBeg{Сафаряну Георгию}{успешное изучение}{11}" calcext:value-type="string">
            <text:p>\certBeg{Сафаряну Георгию}{успешное изучение}{11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Фёдорову Влад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M.MICROSOFT.TEXTJOIN(;;[.A4:.G4])" office:value-type="string" office:string-value="\certBeg{Фёдорову Владу}{успешное изучение}{11}" calcext:value-type="string">
            <text:p>\certBeg{Фёдорову Владу}{успешное изучение}{11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Карпову Алексею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M.MICROSOFT.TEXTJOIN(;;[.A5:.G5])" office:value-type="string" office:string-value="\certBeg{Карпову Алексею}{успешное изучение}{10}" calcext:value-type="string">
            <text:p>\certBeg{Карпову Алексею}{успешное изучение}{10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Брюккелю Вов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}</text:p>
          </table:table-cell>
          <table:table-cell table:formula="of:=COM.MICROSOFT.TEXTJOIN(;;[.A6:.G6])" office:value-type="string" office:string-value="\certBeg{Брюккелю Вове}{прохождение}{8}" calcext:value-type="string">
            <text:p>\certBeg{Брюккелю Вове}{прохождение}{8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Якобсону Кирилл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}</text:p>
          </table:table-cell>
          <table:table-cell table:formula="of:=COM.MICROSOFT.TEXTJOIN(;;[.A7:.G7])" office:value-type="string" office:string-value="\certBeg{Якобсону Кириллу}{прохождение}{8}" calcext:value-type="string">
            <text:p>\certBeg{Якобсону Кириллу}{прохождение}{8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Чуваткину Алексею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}</text:p>
          </table:table-cell>
          <table:table-cell table:formula="of:=COM.MICROSOFT.TEXTJOIN(;;[.A8:.G8])" office:value-type="string" office:string-value="\certBeg{Чуваткину Алексею}{прохождение}{7}" calcext:value-type="string">
            <text:p>\certBeg{Чуваткину Алексею}{прохождение}{7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Румянцеву Андрею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}</text:p>
          </table:table-cell>
          <table:table-cell table:formula="of:=COM.MICROSOFT.TEXTJOIN(;;[.A9:.G9])" office:value-type="string" office:string-value="\certBeg{Румянцеву Андрею}{прохождение}{6}" calcext:value-type="string">
            <text:p>\certBeg{Румянцеву Андрею}{прохождение}{6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Гриве Демид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}</text:p>
          </table:table-cell>
          <table:table-cell table:formula="of:=COM.MICROSOFT.TEXTJOIN(;;[.A10:.G10])" office:value-type="string" office:string-value="\certBeg{Гриве Демиду}{прохождение}{3}" calcext:value-type="string">
            <text:p>\certBeg{Гриве Демиду}{прохождение}{3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office:value-type="string" calcext:value-type="string">
            <text:p>Тузову Алексею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office:value-type="string" calcext:value-type="string">
            <text:p>\underline{\hspace{0.8cm}}\,</text:p>
          </table:table-cell>
          <table:table-cell office:value-type="string" calcext:value-type="string">
            <text:p>}</text:p>
          </table:table-cell>
          <table:table-cell table:formula="of:=COM.MICROSOFT.TEXTJOIN(;;[.A11:.G11])" office:value-type="string" office:string-value="\certBeg{Тузову Алексею}{прохождение}{\underline{\hspace{0.8cm}}\,}" calcext:value-type="string">
            <text:p>\certBeg{Тузову Алексею}{прохождение}{\underline{\hspace{0.8cm}}\,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office:value-type="string" calcext:value-type="string">
            <text:p>Баркарю Виктор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office:value-type="string" calcext:value-type="string">
            <text:p>\underline{\hspace{0.8cm}}\,</text:p>
          </table:table-cell>
          <table:table-cell office:value-type="string" calcext:value-type="string">
            <text:p>}</text:p>
          </table:table-cell>
          <table:table-cell table:formula="of:=COM.MICROSOFT.TEXTJOIN(;;[.A12:.G12])" office:value-type="string" office:string-value="\certBeg{Баркарю Виктору}{прохождение}{\underline{\hspace{0.8cm}}\,}" calcext:value-type="string">
            <text:p>\certBeg{Баркарю Виктору}{прохождение}{\underline{\hspace{0.8cm}}\,}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1" office:value-type="string" calcext:value-type="string">
            <text:p>Кузнецову Никит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выдающееся осво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M.MICROSOFT.TEXTJOIN(;;[.A15:.G15])" office:value-type="string" office:string-value="\certProd{Кузнецову Никите}{выдающееся освоение}{19}" calcext:value-type="string">
            <text:p>\certProd{Кузнецову Никите}{выдающееся освоение}{19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1" office:value-type="string" calcext:value-type="string">
            <text:p>Горбачёву Яромир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M.MICROSOFT.TEXTJOIN(;;[.A16:.G16])" office:value-type="string" office:string-value="\certProd{Горбачёву Яромиру}{успешное изучение}{14}" calcext:value-type="string">
            <text:p>\certProd{Горбачёву Яромиру}{успешное изучение}{14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1" office:value-type="string" calcext:value-type="string">
            <text:p>Паку Константин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M.MICROSOFT.TEXTJOIN(;;[.A17:.G17])" office:value-type="string" office:string-value="\certProd{Паку Константину}{успешное изучение}{10}" calcext:value-type="string">
            <text:p>\certProd{Паку Константину}{успешное изучение}{10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1" office:value-type="string" calcext:value-type="string">
            <text:p>Бодрых Дарь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M.MICROSOFT.TEXTJOIN(;;[.A18:.G18])" office:value-type="string" office:string-value="\certProd{Бодрых Дарье}{успешное изучение}{10}" calcext:value-type="string">
            <text:p>\certProd{Бодрых Дарье}{успешное изучение}{10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1" office:value-type="string" calcext:value-type="string">
            <text:p>Коржавину Иван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}</text:p>
          </table:table-cell>
          <table:table-cell table:formula="of:=COM.MICROSOFT.TEXTJOIN(;;[.A19:.G19])" office:value-type="string" office:string-value="\certProd{Коржавину Ивану}{прохождение}{8}" calcext:value-type="string">
            <text:p>\certProd{Коржавину Ивану}{прохождение}{8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1" office:value-type="string" calcext:value-type="string">
            <text:p>Мело-Лапшину Борислав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}</text:p>
          </table:table-cell>
          <table:table-cell table:formula="of:=COM.MICROSOFT.TEXTJOIN(;;[.A20:.G20])" office:value-type="string" office:string-value="\certProd{Мело-Лапшину Бориславу}{прохождение}{2}" calcext:value-type="string">
            <text:p>\certProd{Мело-Лапшину Бориславу}{прохождение}{2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3" office:value-type="string" calcext:value-type="string">
            <text:p>Дорожкиной Вер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office:value-type="string" calcext:value-type="string">
            <text:p>\underline{\hspace{0.8cm}}\,</text:p>
          </table:table-cell>
          <table:table-cell office:value-type="string" calcext:value-type="string">
            <text:p>}</text:p>
          </table:table-cell>
          <table:table-cell table:formula="of:=COM.MICROSOFT.TEXTJOIN(;;[.A21:.G21])" office:value-type="string" office:string-value="\certProd{Дорожкиной Вере}{успешное изучение}{\underline{\hspace{0.8cm}}\,}" calcext:value-type="string">
            <text:p>\certProd{Дорожкиной Вере}{успешное изучение}{\underline{\hspace{0.8cm}}\,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3" office:value-type="string" calcext:value-type="string">
            <text:p>Поповой Ульян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office:value-type="string" calcext:value-type="string">
            <text:p>\underline{\hspace{0.8cm}}\,</text:p>
          </table:table-cell>
          <table:table-cell office:value-type="string" calcext:value-type="string">
            <text:p>}</text:p>
          </table:table-cell>
          <table:table-cell table:formula="of:=COM.MICROSOFT.TEXTJOIN(;;[.A22:.G22])" office:value-type="string" office:string-value="\certProd{Поповой Ульяне}{успешное изучение}{\underline{\hspace{0.8cm}}\,}" calcext:value-type="string">
            <text:p>\certProd{Поповой Ульяне}{успешное изучение}{\underline{\hspace{0.8cm}}\,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3" office:value-type="string" calcext:value-type="string">
            <text:p>Мягкову Петр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office:value-type="string" calcext:value-type="string">
            <text:p>\underline{\hspace{0.8cm}}\,</text:p>
          </table:table-cell>
          <table:table-cell office:value-type="string" calcext:value-type="string">
            <text:p>}</text:p>
          </table:table-cell>
          <table:table-cell table:formula="of:=COM.MICROSOFT.TEXTJOIN(;;[.A23:.G23])" office:value-type="string" office:string-value="\certProd{Мягкову Петру}{прохождение}{\underline{\hspace{0.8cm}}\,}" calcext:value-type="string">
            <text:p>\certProd{Мягкову Петру}{прохождение}{\underline{\hspace{0.8cm}}\,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3" office:value-type="string" calcext:value-type="string">
            <text:p>Можейко Эрик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office:value-type="string" calcext:value-type="string">
            <text:p>\underline{\hspace{0.8cm}}\,</text:p>
          </table:table-cell>
          <table:table-cell office:value-type="string" calcext:value-type="string">
            <text:p>}</text:p>
          </table:table-cell>
          <table:table-cell table:formula="of:=COM.MICROSOFT.TEXTJOIN(;;[.A24:.G24])" office:value-type="string" office:string-value="\certProd{Можейко Эрику}{прохождение}{\underline{\hspace{0.8cm}}\,}" calcext:value-type="string">
            <text:p>\certProd{Можейко Эрику}{прохождение}{\underline{\hspace{0.8cm}}\,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3" office:value-type="string" calcext:value-type="string">
            <text:p>Филиппову Геннадию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office:value-type="string" calcext:value-type="string">
            <text:p>\underline{\hspace{0.8cm}}\,</text:p>
          </table:table-cell>
          <table:table-cell office:value-type="string" calcext:value-type="string">
            <text:p>}</text:p>
          </table:table-cell>
          <table:table-cell table:formula="of:=COM.MICROSOFT.TEXTJOIN(;;[.A25:.G25])" office:value-type="string" office:string-value="\certProd{Филиппову Геннадию}{прохождение}{\underline{\hspace{0.8cm}}\,}" calcext:value-type="string">
            <text:p>\certProd{Филиппову Геннадию}{прохождение}{\underline{\hspace{0.8cm}}\,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3" office:value-type="string" calcext:value-type="string">
            <text:p>Петровой Карин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office:value-type="string" calcext:value-type="string">
            <text:p>\underline{\hspace{0.8cm}}\,</text:p>
          </table:table-cell>
          <table:table-cell office:value-type="string" calcext:value-type="string">
            <text:p>}</text:p>
          </table:table-cell>
          <table:table-cell table:formula="of:=COM.MICROSOFT.TEXTJOIN(;;[.A26:.G26])" office:value-type="string" office:string-value="\certProd{Петровой Карине}{прохождение}{\underline{\hspace{0.8cm}}\,}" calcext:value-type="string">
            <text:p>\certProd{Петровой Карине}{прохождение}{\underline{\hspace{0.8cm}}\,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3" office:value-type="string" calcext:value-type="string">
            <text:p>Лебедеву Никит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office:value-type="string" calcext:value-type="string">
            <text:p>\underline{\hspace{0.8cm}}\,</text:p>
          </table:table-cell>
          <table:table-cell office:value-type="string" calcext:value-type="string">
            <text:p>}</text:p>
          </table:table-cell>
          <table:table-cell table:formula="of:=COM.MICROSOFT.TEXTJOIN(;;[.A27:.G27])" office:value-type="string" office:string-value="\certProd{Лебедеву Никите}{прохождение}{\underline{\hspace{0.8cm}}\,}" calcext:value-type="string">
            <text:p>\certProd{Лебедеву Никите}{прохождение}{\underline{\hspace{0.8cm}}\,}</text:p>
          </table:table-cell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ай" table:style-name="ta1"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2" table:number-columns-repeated="1014" table:default-cell-style-name="ce2"/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Фёдорову Влад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выдающееся осво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9.7" calcext:value-type="float">
            <text:p>9,7</text:p>
          </table:table-cell>
          <table:table-cell table:style-name="ce1" office:value-type="string" calcext:value-type="string">
            <text:p>, R</text:p>
          </table:table-cell>
          <table:table-cell table:style-name="ce1" table:formula="of:=[.F1] / MAX([.F$1:.F$7])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table:formula="of:=COM.MICROSOFT.TEXTJOIN(;;[.A1:.I1])" office:value-type="string" office:string-value="\certBeg{Фёдорову Владу}{выдающееся освоение}{9,7, R1}" calcext:value-type="string">
            <text:p>\certBeg{Фёдорову Владу}{выдающееся освоение}{9,7, R1}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Румянцеву Андрею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выдающееся осво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8.4" calcext:value-type="float">
            <text:p>8,4</text:p>
          </table:table-cell>
          <table:table-cell table:style-name="ce1" office:value-type="string" calcext:value-type="string">
            <text:p>, R</text:p>
          </table:table-cell>
          <table:table-cell table:style-name="ce1" table:formula="of:=[.F2] / MAX([.F$1:.F$7])" office:value-type="float" office:value="0.865979381443299" calcext:value-type="float">
            <text:p>0,865979381443299</text:p>
          </table:table-cell>
          <table:table-cell office:value-type="string" calcext:value-type="string">
            <text:p>}</text:p>
          </table:table-cell>
          <table:table-cell table:formula="of:=COM.MICROSOFT.TEXTJOIN(;;[.A2:.I2])" office:value-type="string" office:string-value="\certBeg{Румянцеву Андрею}{выдающееся освоение}{8,4, R0,865979381443299}" calcext:value-type="string">
            <text:p>\certBeg{Румянцеву Андрею}{выдающееся освоение}{8,4, R0,865979381443299}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Якобсону Кирилл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5.6" calcext:value-type="float">
            <text:p>5,6</text:p>
          </table:table-cell>
          <table:table-cell table:style-name="ce1" office:value-type="string" calcext:value-type="string">
            <text:p>, R</text:p>
          </table:table-cell>
          <table:table-cell table:style-name="ce1" table:formula="of:=[.F3] / MAX([.F$1:.F$7])" office:value-type="float" office:value="0.577319587628866" calcext:value-type="float">
            <text:p>0,577319587628866</text:p>
          </table:table-cell>
          <table:table-cell office:value-type="string" calcext:value-type="string">
            <text:p>}</text:p>
          </table:table-cell>
          <table:table-cell table:formula="of:=COM.MICROSOFT.TEXTJOIN(;;[.A3:.I3])" office:value-type="string" office:string-value="\certBeg{Якобсону Кириллу}{успешное изучение}{5,6, R0,577319587628866}" calcext:value-type="string">
            <text:p>\certBeg{Якобсону Кириллу}{успешное изучение}{5,6, R0,577319587628866}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Сафаряну Георгию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4.6" calcext:value-type="float">
            <text:p>4,6</text:p>
          </table:table-cell>
          <table:table-cell table:style-name="ce1" office:value-type="string" calcext:value-type="string">
            <text:p>, R</text:p>
          </table:table-cell>
          <table:table-cell table:style-name="ce1" table:formula="of:=[.F4] / MAX([.F$1:.F$7])" office:value-type="float" office:value="0.474226804123711" calcext:value-type="float">
            <text:p>0,474226804123711</text:p>
          </table:table-cell>
          <table:table-cell office:value-type="string" calcext:value-type="string">
            <text:p>}</text:p>
          </table:table-cell>
          <table:table-cell table:formula="of:=COM.MICROSOFT.TEXTJOIN(;;[.A4:.I4])" office:value-type="string" office:string-value="\certBeg{Сафаряну Георгию}{успешное изучение}{4,6, R0,474226804123711}" calcext:value-type="string">
            <text:p>\certBeg{Сафаряну Георгию}{успешное изучение}{4,6, R0,474226804123711}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Брюккелю Вов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, R</text:p>
          </table:table-cell>
          <table:table-cell table:style-name="ce1" table:formula="of:=[.F5] / MAX([.F$1:.F$7])" office:value-type="float" office:value="0.206185567010309" calcext:value-type="float">
            <text:p>0,206185567010309</text:p>
          </table:table-cell>
          <table:table-cell office:value-type="string" calcext:value-type="string">
            <text:p>}</text:p>
          </table:table-cell>
          <table:table-cell table:formula="of:=COM.MICROSOFT.TEXTJOIN(;;[.A5:.I5])" office:value-type="string" office:string-value="\certBeg{Брюккелю Вове}{прохождение}{2, R0,206185567010309}" calcext:value-type="string">
            <text:p>\certBeg{Брюккелю Вове}{прохождение}{2, R0,206185567010309}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Карпову Алексею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/>
          <table:table-cell table:style-name="ce1" office:value-type="string" calcext:value-type="string">
            <text:p>, R</text:p>
          </table:table-cell>
          <table:table-cell table:style-name="ce1" table:formula="of:=[.F6] / MAX([.F$1:.F$7])"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table:formula="of:=COM.MICROSOFT.TEXTJOIN(;;[.A6:.I6])" office:value-type="string" office:string-value="\certBeg{Карпову Алексею}{успешное изучение}{, R0}" calcext:value-type="string">
            <text:p>\certBeg{Карпову Алексею}{успешное изучение}{, R0}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Северянину Дан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/>
          <table:table-cell table:style-name="ce1" office:value-type="string" calcext:value-type="string">
            <text:p>, R</text:p>
          </table:table-cell>
          <table:table-cell table:style-name="ce1" table:formula="of:=[.F7] / MAX([.F$1:.F$7])"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table:formula="of:=COM.MICROSOFT.TEXTJOIN(;;[.A7:.I7])" office:value-type="string" office:string-value="\certBeg{Северянину Дане}{успешное изучение}{, R0}" calcext:value-type="string">
            <text:p>\certBeg{Северянину Дане}{успешное изучение}{, R0}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/>
          <table:table-cell table:style-name="ce1" table:number-columns-repeated="7"/>
          <table:table-cell table:number-columns-repeated="1016"/>
        </table:table-row>
        <table:table-row table:style-name="ro1" table:number-rows-repeated="7">
          <table:table-cell/>
          <table:table-cell table:style-name="ce3"/>
          <table:table-cell table:style-name="ce1" table:number-columns-repeated="3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Май.A1:Май.J7" table:contains-header="false">
          <table:sort>
            <table:sort-by table:field-number="5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.00.0000</text:date>, <text:time style:data-style-name="N2" text:time-value="22:38:30.55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04:45:45.912000000</meta:creation-date>
    <dc:date>2019-05-20T23:23:50.100000000</dc:date>
    <meta:editing-duration>PT20M42S</meta:editing-duration>
    <meta:editing-cycles>6</meta:editing-cycles>
    <meta:generator>LibreOffice/6.2.3.2$Windows_X86_64 LibreOffice_project/aecc05fe267cc68dde00352a451aa867b3b546ac</meta:generator>
    <meta:document-statistic meta:table-count="2" meta:cell-count="268" meta:object-count="0"/>
    <meta:user-defined meta:name="qrichtext">1</meta:user-defined>
  </office:meta>
</office:document-meta>
</file>